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Scan.termCompare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ngeScan.RangeScan( IndexReader reader , Term lower , Term u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ngeScan.dif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Scan.end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